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5.186cm"/>
      <style:paragraph-properties style:writing-mode="lr-tb"/>
    </style:style>
    <style:style style:name="pr3" style:family="presentation" style:parent-style-name="Title-subtitle">
      <style:graphic-properties fo:min-height="5.186cm" draw:shadow="visible"/>
      <style:paragraph-properties style:writing-mode="lr-tb"/>
    </style:style>
    <style:style style:name="pr4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end" style:writing-mode="lr-tb"/>
      <style:text-properties style:font-name="Noto Sans2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style:paragraph-properties fo:line-height="115%" fo:text-align="start"/>
      <style:text-properties fo:color="#ffff00" loext:opacity="100%" style:font-name="Calibri Light" fo:text-shadow="1pt 1pt"/>
    </style:style>
    <style:style style:name="P7" style:family="paragraph">
      <style:paragraph-properties fo:line-height="115%" fo:text-align="start" style:writing-mode="lr-tb"/>
      <style:text-properties fo:color="#ffff00" loext:opacity="100%" loext:color-lum-mod="100%" loext:color-lum-off="0%" style:font-name="Calibri Light" fo:text-shadow="1pt 1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Noto Sans2" fo:font-size="72pt" fo:font-style="normal" fo:font-weight="900" fo:background-color="transparent"/>
    </style:style>
    <style:style style:name="T2" style:family="text">
      <style:text-properties fo:color="#ffffff" loext:opacity="100%" style:font-name="Noto Sans2" fo:font-size="20pt" fo:font-style="normal" fo:font-weight="900" fo:background-color="transparent" style:font-size-asian="20pt" style:font-size-complex="20pt"/>
    </style:style>
    <style:style style:name="T3" style:family="text">
      <style:text-properties fo:color="#ffffff" loext:opacity="100%" style:font-name="Noto Sans2" fo:font-size="2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ffff" loext:opacity="100%" style:font-name="Noto Sans2" fo:font-size="22pt" fo:font-weight="bold" style:font-weight-asian="bold" style:font-weight-complex="bold"/>
    </style:style>
    <style:style style:name="T5" style:family="text">
      <style:text-properties fo:color="#ffffff" loext:opacity="100%" style:font-name="Noto Sans2" fo:font-size="22pt"/>
    </style:style>
    <style:style style:name="T6" style:family="text">
      <style:text-properties fo:color="#ffffff" loext:opacity="100%" style:font-name="Noto Sans2" fo:font-size="22pt" fo:font-style="italic" style:font-style-asian="italic" style:font-style-complex="italic"/>
    </style:style>
    <style:style style:name="T7" style:family="text">
      <style:text-properties fo:color="#ffffff" loext:opacity="100%" style:font-name="Noto Sans2" fo:font-size="22pt" fo:text-shadow="1pt 1pt" fo:font-weight="bold" style:font-weight-asian="bold" style:font-weight-complex="bold"/>
    </style:style>
    <style:style style:name="T8" style:family="text">
      <style:text-properties fo:color="#ffffff" loext:opacity="100%" style:font-name="Noto Sans2" fo:font-size="22pt" fo:font-style="italic" fo:text-shadow="1pt 1pt" fo:font-weight="bold" style:font-style-asian="italic" style:font-weight-asian="bold" style:font-style-complex="italic" style:font-weight-complex="bold"/>
    </style:style>
    <style:style style:name="T9" style:family="text">
      <style:text-properties fo:color="#ffffff" loext:opacity="100%" style:font-name="Noto Sans2" fo:font-size="14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ffffff" loext:opacity="100%" style:font-name="Noto Sans2" fo:font-size="22pt" fo:font-style="normal" fo:text-shadow="1pt 1pt" fo:font-weight="bold" style:font-style-asian="normal" style:font-weight-asian="bold" style:font-style-complex="normal" style:font-weight-complex="bold"/>
    </style:style>
    <style:style style:name="T11" style:family="text">
      <style:text-properties fo:text-shadow="1pt 1pt"/>
    </style:style>
    <style:style style:name="T12" style:family="text">
      <style:text-properties fo:color="#ffffff" loext:opacity="100%" style:font-name="Noto Sans2" fo:font-size="15pt" fo:font-style="normal" fo:text-shadow="1pt 1pt" fo:font-weight="normal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color="#ffffff" loext:opacity="100%" style:font-name="Noto Sans2" fo:font-size="10pt" fo:font-style="normal" fo:text-shadow="1pt 1pt" fo:font-weight="normal" style:font-size-asian="5.40000009536743pt" style:font-style-asian="normal" style:font-weight-asian="normal" style:font-size-complex="5.40000009536743pt" style:font-style-complex="normal" style:font-weight-complex="normal"/>
    </style:style>
    <style:style style:name="T14" style:family="text">
      <style:text-properties fo:color="#ffffff" loext:opacity="100%" style:font-name="Noto Sans2" fo:font-size="22pt" fo:font-style="normal" style:font-style-asian="normal" style:font-style-complex="normal"/>
    </style:style>
    <style:style style:name="T15" style:family="text">
      <style:text-properties fo:color="#ffffff" loext:opacity="100%" style:font-name="Noto Sans2" fo:font-size="15pt" fo:font-style="normal" style:font-size-asian="15pt" style:font-style-asian="normal" style:font-size-complex="15pt" style:font-style-complex="normal"/>
    </style:style>
    <style:style style:name="T16" style:family="text">
      <style:text-properties fo:color="#ffffff" loext:opacity="100%" style:font-name="Noto Sans2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" style:family="text">
      <style:text-properties fo:color="#ffffff" loext:opacity="100%" style:font-name="Noto Sans2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10.301cm" svg:height="6.919cm" svg:x="2.399cm" svg:y="1.606cm" presentation:class="title" presentation:user-transformed="true">
          <draw:text-box>
            <text:p text:style-name="P1"><text:span text:style-name="T1">GeoPal</text:span><text:span text:style-name="T2"><text:line-break/></text:span><text:span text:style-name="T2">Your personal,</text:span><text:span text:style-name="T2"><text:line-break/></text:span><text:span text:style-name="T2">location-based reminder</text:span></text:p>
          </draw:text-box>
        </draw:frame>
        <draw:frame presentation:style-name="pr2" draw:text-style-name="P4" draw:layer="layout" svg:width="12.336cm" svg:height="5.186cm" svg:x="2.269cm" svg:y="9.676cm" presentation:class="subtitle" presentation:user-transformed="true">
          <draw:text-box>
            <text:p text:style-name="P3"><text:span text:style-name="T3">Forgetful</text:span><text:span text:style-name="T4"> people </text:span><text:span text:style-name="T3">forget</text:span><text:span text:style-name="T5">.</text:span></text:p>
            <text:p text:style-name="P3"><text:span text:style-name="T5">“</text:span><text:span text:style-name="T5">GeoPal helps them </text:span><text:span text:style-name="T6">unforget</text:span><text:span text:style-name="T5"> stuff, by reminding them of sth. up on reaching a set location!”</text:span></text:p>
          </draw:text-box>
        </draw:frame>
        <draw:line draw:style-name="gr1" draw:text-style-name="P5" draw:layer="layout" svg:x1="2.34cm" svg:y1="8.906cm" svg:x2="14.605cm" svg:y2="8.89cm">
          <text:p/>
        </draw:line>
        <draw:frame presentation:style-name="pr2" draw:text-style-name="P7" draw:layer="layout" svg:width="12.336cm" svg:height="5.225cm" svg:x="15.24cm" svg:y="2.54cm">
          <draw:text-box>
            <text:p text:style-name="P6"><text:span text:style-name="T7">People with </text:span><text:span text:style-name="T8">dementia</text:span><text:span text:style-name="T9">*</text:span><text:span text:style-name="T8"> </text:span><text:span text:style-name="T10">exist</text:span></text:p>
            <text:p text:style-name="P6"><text:span text:style-name="T11"/></text:p>
            <text:p text:style-name="P6"><text:span text:style-name="T12">GeoPal helps these </text:span><text:span text:style-name="T12">people, by providing an </text:span><text:span text:style-name="T12">application, which helps </text:span><text:span text:style-name="T12">them remember stuff, </text:span><text:span text:style-name="T12">up on reaching a </text:span><text:span text:style-name="T12">defined predefined </text:span><text:span text:style-name="T12">location!</text:span></text:p>
            <text:p text:style-name="P6"><text:span text:style-name="T13">*Speaking from experience. This app </text:span><text:span text:style-name="T13">will help me very much</text:span></text:p>
          </draw:text-box>
        </draw:frame>
        <draw:frame presentation:style-name="pr3" draw:text-style-name="P4" draw:layer="layout" svg:width="12.336cm" svg:height="5.274cm" svg:x="15.24cm" svg:y="8.696cm">
          <draw:text-box>
            <text:p text:style-name="P3"><text:span text:style-name="T5">What is </text:span><text:span text:style-name="T6">in </text:span><text:span text:style-name="T14">the app?</text:span></text:p>
            <text:list text:style-name="L2">
              <text:list-item>
                <text:p text:style-name="P3"><text:span text:style-name="T15">GP reads your GPS data!</text:span></text:p>
              </text:list-item>
              <text:list-item>
                <text:p text:style-name="P3"><text:span text:style-name="T15">GP has multiple views, which communicate!</text:span></text:p>
              </text:list-item>
              <text:list-item>
                <text:p text:style-name="P3"><text:span text:style-name="T15">GP persists your data </text:span><text:span text:style-name="T16">locally</text:span><text:span text:style-name="T17">!</text:span></text:p>
              </text:list-item>
              <text:list-item>
                <text:p text:style-name="P3"><text:span text:style-name="T17">GP runs in the background!</text:span></text:p>
              </text:list-item>
              <text:list-item>
                <text:p text:style-name="P3"><text:span text:style-name="T17">GP has built-in animations!</text:span></text:p>
              </text:list-item>
              <text:list-item>
                <text:p text:style-name="P3"><text:span text:style-name="T17">GP has its very own icon!</text:span></text:p>
              </text:list-item>
            </text:list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4.4.2$Linux_X86_64 LibreOffice_project/40$Build-2</meta:generator>
    <meta:creation-date>2023-03-15T09:15:01.872390792</meta:creation-date>
    <meta:editing-duration>PT24M18S</meta:editing-duration>
    <meta:editing-cycles>2</meta:editing-cycles>
    <dc:date>2023-03-15T09:39:17.932194618</dc:date>
    <meta:document-statistic meta:object-count="148"/>
  </office:meta>
</office:document-meta>
</file>